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1.068cm" fo:min-width="0.818cm"/>
    </style:style>
    <style:style style:name="gr2" style:family="graphic" style:parent-style-name="objectwithoutfill">
      <style:graphic-properties svg:stroke-width="0.282cm" draw:marker-start-width="0.623cm" draw:marker-end-width="0.623cm" draw:fill="none" draw:textarea-vertical-align="middle" fo:padding-top="0.266cm" fo:padding-bottom="0.266cm" fo:padding-left="0.391cm" fo:padding-right="0.391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862cm" svg:height="1.862cm" svg:x="2.909cm" svg:y="1.2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688cm" svg:y1="7.375cm" svg:x2="3.831cm" svg:y2="5.775cm">
            <text:p/>
          </draw:line>
          <draw:line draw:style-name="gr2" draw:text-style-name="P2" draw:layer="layout" svg:x1="3.831cm" svg:y1="3.033cm" svg:x2="3.831cm" svg:y2="5.889cm">
            <text:p/>
          </draw:line>
          <draw:line draw:style-name="gr2" draw:text-style-name="P2" draw:layer="layout" svg:x1="4.974cm" svg:y1="7.375cm" svg:x2="3.831cm" svg:y2="5.775cm">
            <text:p/>
          </draw:line>
          <draw:line draw:style-name="gr2" draw:text-style-name="P2" draw:layer="layout" svg:x1="2.802cm" svg:y1="4.519cm" svg:x2="3.83cm" svg:y2="4.062cm">
            <text:p/>
          </draw:line>
          <draw:line draw:style-name="gr2" draw:text-style-name="P2" draw:layer="layout" svg:x1="4.402cm" svg:y1="5.205cm" svg:x2="3.831cm" svg:y2="4.062cm">
            <text:p/>
          </draw:line>
          <draw:line draw:style-name="gr2" draw:text-style-name="P2" draw:layer="layout" svg:x1="4.288cm" svg:y1="5.204cm" svg:x2="5.431cm" svg:y2="4.633cm">
            <text:p/>
          </draw:line>
          <draw:line draw:style-name="gr2" draw:text-style-name="P2" draw:layer="layout" svg:x1="3.831cm" svg:y1="4.633cm" svg:x2="6.687cm" svg:y2="4.633cm">
            <text:p/>
          </draw:line>
          <draw:line draw:style-name="gr2" draw:text-style-name="P2" draw:layer="layout" svg:x1="2.802cm" svg:y1="5.243cm" svg:x2="3.841cm" svg:y2="4.633cm">
            <text:p/>
          </draw:line>
          <draw:line draw:style-name="gr2" draw:text-style-name="P2" draw:layer="layout" svg:x1="3.059cm" svg:y1="5.107cm" svg:x2="2.83cm" svg:y2="4.421cm">
            <text:p/>
          </draw:line>
          <draw:line draw:style-name="gr2" draw:text-style-name="P2" draw:layer="layout" svg:x1="6.344cm" svg:y1="4.995cm" svg:x2="6.344cm" svg:y2="4.538cm">
            <text:p/>
          </draw:line>
          <draw:line draw:style-name="gr2" draw:text-style-name="P2" draw:layer="layout" svg:x1="6.169cm" svg:y1="4.941cm" svg:x2="7.312cm" svg:y2="4.94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3T19:14:22.975000000</dc:date>
    <meta:editing-duration>PT13M11S</meta:editing-duration>
    <meta:editing-cycles>4</meta:editing-cycles>
    <meta:generator>LibreOffice/5.4.5.1$Windows_X86_64 LibreOffice_project/79c9829dd5d8054ec39a82dc51cd9eff340dbee8</meta:generator>
    <meta:document-statistic meta:object-count="13"/>
  </office:meta>
</office:document-meta>
</file>